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075b7" officeooo:paragraph-rsid="00229bdd"/>
    </style:style>
    <style:style style:name="P2" style:family="paragraph" style:parent-style-name="Standard">
      <style:paragraph-properties fo:text-align="justify" style:justify-single-word="false"/>
      <style:text-properties officeooo:rsid="0021a3b4" officeooo:paragraph-rsid="0021a3b4"/>
    </style:style>
    <style:style style:name="P3" style:family="paragraph" style:parent-style-name="Standard">
      <style:paragraph-properties fo:text-align="justify" style:justify-single-word="false"/>
      <style:text-properties officeooo:rsid="00229bdd" officeooo:paragraph-rsid="0021a3b4"/>
    </style:style>
    <style:style style:name="P4" style:family="paragraph" style:parent-style-name="Standard">
      <style:paragraph-properties fo:text-align="justify" style:justify-single-word="false"/>
      <style:text-properties officeooo:rsid="00229bdd" officeooo:paragraph-rsid="00229bd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21a3b4"/>
    </style:style>
    <style:style style:name="P7" style:family="paragraph" style:parent-style-name="Standard">
      <style:paragraph-properties fo:text-align="justify" style:justify-single-word="false"/>
      <style:text-properties officeooo:paragraph-rsid="0024a09d"/>
    </style:style>
    <style:style style:name="P8" style:family="paragraph" style:parent-style-name="Standard">
      <style:paragraph-properties fo:text-align="justify" style:justify-single-word="false"/>
      <style:text-properties officeooo:paragraph-rsid="00234d5a"/>
    </style:style>
    <style:style style:name="P9" style:family="paragraph" style:parent-style-name="Standard">
      <style:paragraph-properties fo:text-align="justify" style:justify-single-word="false"/>
      <style:text-properties officeooo:rsid="00234d5a" officeooo:paragraph-rsid="00234d5a"/>
    </style:style>
    <style:style style:name="P10" style:family="paragraph" style:parent-style-name="Standard">
      <style:paragraph-properties fo:text-align="justify" style:justify-single-word="false"/>
      <style:text-properties officeooo:rsid="00289ab0" officeooo:paragraph-rsid="0021a3b4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02b600" officeooo:paragraph-rsid="00229bdd" fo:background-color="#ffff00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02b600" officeooo:paragraph-rsid="00234d5a" fo:background-color="#ffff00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2b600" officeooo:paragraph-rsid="0024a09d" fo:background-color="#ffff00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2b600" officeooo:paragraph-rsid="0026de7a" fo:background-color="#ffff00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24122b" officeooo:paragraph-rsid="0020f317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24122b" officeooo:paragraph-rsid="00289ab0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24a09d" officeooo:paragraph-rsid="0024a09d" fo:background-color="transparent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24a09d" officeooo:paragraph-rsid="0026de7a" fo:background-color="transparent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289ab0" officeooo:paragraph-rsid="0029f113" fo:background-color="transparent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paragraph-rsid="0020f317" fo:background-color="transparent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rsid="0002b600" officeooo:paragraph-rsid="00229bdd" fo:background-color="#ffff00"/>
    </style:style>
    <style:style style:name="P22" style:family="paragraph" style:parent-style-name="Text_20_body">
      <style:paragraph-properties fo:text-align="justify" style:justify-single-word="false"/>
      <style:text-properties officeooo:paragraph-rsid="0026de7a"/>
    </style:style>
    <style:style style:name="P23" style:family="paragraph" style:parent-style-name="Text_20_body">
      <style:paragraph-properties fo:text-align="justify" style:justify-single-word="false"/>
      <style:text-properties officeooo:paragraph-rsid="002a52f1"/>
    </style:style>
    <style:style style:name="P24" style:family="paragraph" style:parent-style-name="Text_20_body">
      <style:paragraph-properties fo:text-align="justify" style:justify-single-word="false"/>
      <style:text-properties officeooo:paragraph-rsid="0029f113"/>
    </style:style>
    <style:style style:name="P25" style:family="paragraph" style:parent-style-name="Text_20_body">
      <style:paragraph-properties fo:text-align="justify" style:justify-single-word="false"/>
      <style:text-properties style:text-underline-style="none" fo:font-weight="normal" officeooo:rsid="002a58dd" officeooo:paragraph-rsid="00289ab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21a3b4" officeooo:paragraph-rsid="0021a3b4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0ea93" officeooo:paragraph-rsid="00229bd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rsid="00229bdd" officeooo:paragraph-rsid="00229bdd"/>
    </style:style>
    <style:style style:name="P29" style:family="paragraph" style:parent-style-name="Standard">
      <style:paragraph-properties fo:text-align="justify" style:justify-single-word="false"/>
      <style:text-properties officeooo:rsid="0024a09d" officeooo:paragraph-rsid="0024a09d"/>
    </style:style>
    <style:style style:name="P30" style:family="paragraph" style:parent-style-name="Text_20_body">
      <style:paragraph-properties fo:text-align="justify" style:justify-single-word="false"/>
      <style:text-properties style:font-name="Ubuntu" fo:font-size="10pt" fo:font-style="italic" fo:font-weight="normal" officeooo:rsid="0029c54a" officeooo:paragraph-rsid="0020f317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26de7a" officeooo:paragraph-rsid="0026de7a" fo:background-color="#ffff00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26de7a" officeooo:paragraph-rsid="0026de7a" fo:background-color="transparent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26de7a" officeooo:paragraph-rsid="002a52f1" fo:background-color="#ffff00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2b1c68" officeooo:paragraph-rsid="002b1c68" fo:background-color="#ffb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3b4" style:font-weight-asian="bold" style:font-weight-complex="bold"/>
    </style:style>
    <style:style style:name="T3" style:family="text">
      <style:text-properties fo:font-weight="bold" officeooo:rsid="002075b7" style:font-weight-asian="bold" style:font-weight-complex="bold"/>
    </style:style>
    <style:style style:name="T4" style:family="text">
      <style:text-properties fo:font-weight="bold" officeooo:rsid="0024a09d" style:font-weight-asian="bold" style:font-weight-complex="bold"/>
    </style:style>
    <style:style style:name="T5" style:family="text">
      <style:text-properties fo:font-weight="bold" officeooo:rsid="00234d5a" style:font-weight-asian="bold" style:font-weight-complex="bold"/>
    </style:style>
    <style:style style:name="T6" style:family="text">
      <style:text-properties fo:font-weight="bold" officeooo:rsid="0002b600" fo:background-color="#ffff00" loext:char-shading-value="0" style:font-weight-asian="bold" style:font-weight-complex="bold"/>
    </style:style>
    <style:style style:name="T7" style:family="text">
      <style:text-properties fo:font-weight="bold" officeooo:rsid="00234d5a" fo:background-color="#ffff00" loext:char-shading-value="0" style:font-weight-asian="bold" style:font-weight-complex="bold"/>
    </style:style>
    <style:style style:name="T8" style:family="text">
      <style:text-properties fo:font-weight="bold" officeooo:rsid="002a52f1" fo:background-color="#ffff00" loext:char-shading-value="0" style:font-weight-asian="bold" style:font-weight-complex="bold"/>
    </style:style>
    <style:style style:name="T9" style:family="text">
      <style:text-properties fo:font-weight="bold" officeooo:rsid="00234d5a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75b7" style:font-weight-asian="normal" style:font-weight-complex="normal"/>
    </style:style>
    <style:style style:name="T12" style:family="text">
      <style:text-properties fo:font-weight="normal" officeooo:rsid="0026de7a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34d5a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b1c68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289ab0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9f113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a52f1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de52c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f766f" fo:background-color="transparent" loext:char-shading-value="0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1a3b4" style:font-style-asian="italic" style:font-style-complex="italic"/>
    </style:style>
    <style:style style:name="T22" style:family="text">
      <style:text-properties fo:font-style="italic" fo:font-weight="bold" officeooo:rsid="00289ab0" fo:background-color="transparent" loext:char-shading-value="0" style:font-style-asian="italic" style:font-weight-asian="bold" style:font-style-complex="italic" style:font-weight-complex="bold"/>
    </style:style>
    <style:style style:name="T23" style:family="text">
      <style:text-properties officeooo:rsid="00299f78"/>
    </style:style>
    <style:style style:name="T24" style:family="text">
      <style:text-properties officeooo:rsid="0021a3b4"/>
    </style:style>
    <style:style style:name="T25" style:family="text">
      <style:text-properties officeooo:rsid="00229bdd"/>
    </style:style>
    <style:style style:name="T26" style:family="text">
      <style:text-properties officeooo:rsid="00234d5a"/>
    </style:style>
    <style:style style:name="T27" style:family="text">
      <style:text-properties officeooo:rsid="0024a09d"/>
    </style:style>
    <style:style style:name="T28" style:family="text">
      <style:text-properties officeooo:rsid="002d6528"/>
    </style:style>
    <style:style style:name="T29" style:family="text">
      <style:text-properties officeooo:rsid="002637e8"/>
    </style:style>
    <style:style style:name="T30" style:family="text">
      <style:text-properties officeooo:rsid="0026de7a"/>
    </style:style>
    <style:style style:name="T31" style:family="text">
      <style:text-properties officeooo:rsid="00289ab0"/>
    </style:style>
    <style:style style:name="T32" style:family="text">
      <style:text-properties officeooo:rsid="00023c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5">Integrantes da dupla</text:p>
      <text:p text:style-name="P15">____________________________</text:p>
      <text:p text:style-name="P15">____________________________</text:p>
      <text:p text:style-name="P15">Esta tarefa deve ser realizada utilizando o Linux.</text:p>
      <text:p text:style-name="P25">O relatório deve ser enviado no formato PDF, <text:span text:style-name="T31">outros formatos não serão aceitos.</text:span></text:p>
      <text:p text:style-name="P16">Toda vez que for solicitado um <text:span text:style-name="T20">print</text:span> da tela, você deve <text:span text:style-name="T32">realçar (destacar com alguma cor diferente)</text:span>, na imagem, o conteúdo que se deseja mostrar. <text:span text:style-name="T23">Além disso, deve-se explicar textualmente o que está sendo destacado. </text:span><text:span text:style-name="T32">Se isso não for feito, a resposta da questão não será considerada.</text:span></text:p>
      <text:p text:style-name="P30"><text:s text:c="2"/></text:p>
      <text:p text:style-name="P20"><text:span text:style-name="T23">Qual o objetivo desta tarefa? </text:span><text:span text:style-name="T27">Compreender o funcionamento da threads</text:span><text:span text:style-name="T28">.</text:span></text:p>
      <text:p text:style-name="P20"/>
      <text:p text:style-name="P2">Você irá executar um programa que utiliza <text:span text:style-name="T20">threads</text:span>. O programa já está pronto! ;)</text:p>
      <text:p text:style-name="P10"/>
      <text:p text:style-name="P2"/>
      <text:p text:style-name="P6"><text:span text:style-name="T24">O programa calcula o valor de pi. Para isso, ele possui uma estrutura de repetição (comando for) demorado. Para fazer o cálculo mais rapidamente, pode-se criar algumas threads de tal forma que cada uma execute parte do comando </text:span><text:span text:style-name="T21">for</text:span><text:span text:style-name="T24">. O código fonte do programa está no arquivo </text:span><text:span text:style-name="T2">calculo_pi.c</text:span><text:span text:style-name="T24">. O programa pode ser compilado </text:span><text:span text:style-name="T29">com o comando</text:span><text:span text:style-name="T24">: </text:span><text:span text:style-name="T2">$gcc calculo_pi.c -lpthread</text:span><text:span text:style-name="T24"> .</text:span></text:p>
      <text:p text:style-name="P2">Caso queira ver como seria a versão sequencial do programa, veja o arquivo <text:span text:style-name="T1">calculo_pi_sequencial.c</text:span> .</text:p>
      <text:p text:style-name="P6"/>
      <text:p text:style-name="P2">Sua tarefa é a seguinte. </text:p>
      <text:p text:style-name="P6"/>
      <text:p text:style-name="P6"><text:span text:style-name="T24">1) Execute o programa e procure entender seu funcionamento. Veja, no início da função main, os parâmetros para execução do programa. </text:span><text:span text:style-name="T25">Execute o programa de diferentes formas. </text:span><text:span text:style-name="T29">Por enquanto, você não precisa apresentar/entregar nada .</text:span></text:p>
      <text:p text:style-name="P3"/>
      <text:p text:style-name="P4"/>
      <text:p text:style-name="P4">2) Execute o programa utilizando apenas 1 thread <text:span text:style-name="T26">para calcular o valor de pi</text:span>. O tempo de execução da tarefa deve ser em torno 40 segundos. Se o tempo gasto no seu computador for bem maior do que 40 segundos, então diminua o valor da variável <text:span text:style-name="T3">passos</text:span><text:span text:style-name="T11"> que existe dentro da implementação da thread. </text:span><text:span text:style-name="T10">Caso o tempo gasto seja menor do que 40 segundos, aumente o valor da variável </text:span><text:span text:style-name="T1">passos</text:span><text:span text:style-name="T10">.</text:span></text:p>
      <text:p text:style-name="P27"/>
      <text:p text:style-name="P27">Exemplo:</text:p>
      <text:p text:style-name="P1"><text:s text:c="4"/>unsigned long long int passos = 2*BILLION;</text:p>
      <text:p text:style-name="P6"/>
      <text:p text:style-name="P4">Responda <text:span text:style-name="T29">as questões abaixo.</text:span></text:p>
      <text:p text:style-name="P4"/>
      <text:p text:style-name="P4">2.1) Qual o valor que você utilizou para a variável passos de tal forma que o tempo de execução ficasse em torno de 40 segundos? Apresente um print da tela mostrando a execução do programa.</text:p>
      <text:p text:style-name="P4"/>
      <text:p text:style-name="P11">Resposta <text:span text:style-name="T25">2</text:span>.1 </text:p>
      <text:p text:style-name="P21">(insira sua resposta aqui)</text:p>
      <text:p text:style-name="P4"><text:soft-page-break/>2.2) Agora utilize o mesmo valor da variável passos apresentado na questão anterior e varie o número de threads. Você deve alterar o número de threads de 1 até 20. Gere um gráfico com o número de threads no eixo X e o tempo de execução no eixo Y. Informe quantos núcleos tem seu processador. Discuta/explique o gráfico apresentado. <text:s/>O resultado apresentado era esperado?</text:p>
      <text:p text:style-name="P4"/>
      <text:p text:style-name="P4">Para facilitar, você pode executar o seguinte script shell:</text:p>
      <text:p text:style-name="P4"/>
      <text:p text:style-name="P4">for threads in {1..20}</text:p>
      <text:p text:style-name="P4">do</text:p>
      <text:p text:style-name="P4"><text:tab/>./a.out $threads 0</text:p>
      <text:p text:style-name="P4">done</text:p>
      <text:p text:style-name="P4"/>
      <text:p text:style-name="P11">Resposta <text:span text:style-name="T25">2</text:span>.<text:span text:style-name="T25">2</text:span> </text:p>
      <text:p text:style-name="P21">(insira s<text:span text:style-name="T25">eu</text:span> <text:span text:style-name="T25">gráfico e sua resposta </text:span>aqui)</text:p>
      <text:p text:style-name="P6"/>
      <text:p text:style-name="P4">3) Agora é hora de entender um pouco mais sobre as threads. </text:p>
      <text:p text:style-name="P6"/>
      <text:p text:style-name="P9">3.1) Quando você executou seu programa utilizando o comando “<text:span text:style-name="T1">$./a.out 20 0</text:span>”, quantas threads são criadas no processo como um todo? Explique.</text:p>
      <text:p text:style-name="P9"/>
      <text:p text:style-name="P12">Resposta <text:span text:style-name="T26">3.1</text:span></text:p>
      <text:p text:style-name="P12">(insira sua resposta aqui)</text:p>
      <text:p text:style-name="P9">3.2) Quando você executou seu programa utilizando o comando “<text:span text:style-name="T1">$./a.out 20 0</text:span>”, quantos TCBs (Task Control Blocks) foram criados pelo Kernel do Linux? Explique.</text:p>
      <text:p text:style-name="P9"/>
      <text:p text:style-name="P12">Resposta <text:span text:style-name="T26">3.2</text:span></text:p>
      <text:p text:style-name="P12">(insira sua resposta aqui)</text:p>
      <text:p text:style-name="P9"/>
      <text:p text:style-name="P9">3.3) Quando você executou seu programa utilizando o comando “<text:span text:style-name="T1">$./a.out 20 0</text:span>”, quantas variáveis <text:span text:style-name="T1">numthreads</text:span> foram criadas? Explique. A variável <text:span text:style-name="T1">numthreads</text:span> está linha 11 do código fonte.</text:p>
      <text:p text:style-name="P9"/>
      <text:p text:style-name="P12">Resposta <text:span text:style-name="T26">3.</text:span><text:span text:style-name="T27">3</text:span></text:p>
      <text:p text:style-name="P12">(insira sua resposta aqui)</text:p>
      <text:p text:style-name="P7"><text:span text:style-name="T26">3.4) </text:span><text:span text:style-name="T27">O ponteiro </text:span><text:span text:style-name="T4">resultados</text:span><text:span text:style-name="T27"> (</text:span><text:span text:style-name="T30">na </text:span><text:span text:style-name="T27">linha 12 do código fonte) aponta para um vetor de </text:span><text:span text:style-name="T4">double</text:span><text:span text:style-name="T27"> que foi alocado na função </text:span><text:span text:style-name="T4">main</text:span><text:span text:style-name="T27"> com o comando </text:span><text:span text:style-name="T4">malloc</text:span><text:span text:style-name="T27"> (</text:span><text:span text:style-name="T30">na </text:span><text:span text:style-name="T27">linha 51 do código fonte).</text:span></text:p>
      <text:p text:style-name="P29"><text:tab/>3.4.1) Este vetor fica armazenado em qual local da memória (área de código, dados, heap ou pilha)?</text:p>
      <text:p text:style-name="P8"/>
      <text:p text:style-name="P13">Resposta <text:span text:style-name="T26">3.</text:span><text:span text:style-name="T27">4.1</text:span></text:p>
      <text:p text:style-name="P13">(insira sua resposta aqui)</text:p>
      <text:p text:style-name="P17"><text:tab/>3.4.2) <text:span text:style-name="T26">Quando você executou seu programa utilizando o comando “</text:span><text:span text:style-name="T5">$./a.out 20 0</text:span><text:span text:style-name="T26">”, </text:span>quantos vetores foram alocados? Explique.</text:p>
      <text:p text:style-name="P13">Resposta <text:span text:style-name="T26">3.</text:span><text:span text:style-name="T27">4.2</text:span></text:p>
      <text:p text:style-name="P13">(insira sua resposta aqui)</text:p>
      <text:p text:style-name="P18"><text:soft-page-break/>3.<text:span text:style-name="T30">4.3</text:span>) <text:span text:style-name="T30">As threads compartilham um mesmo heap de memória?</text:span></text:p>
      <text:p text:style-name="P14">Resposta <text:span text:style-name="T26">3.</text:span><text:span text:style-name="T27">4.</text:span><text:span text:style-name="T30">3</text:span></text:p>
      <text:p text:style-name="P31">(insira sua resposta aqui)</text:p>
      <text:p text:style-name="P32">3.4.4) A threads compartilham uma mesma pilha?</text:p>
      <text:p text:style-name="P14">Resposta <text:span text:style-name="T26">3.</text:span><text:span text:style-name="T27">4.</text:span><text:span text:style-name="T30">4</text:span></text:p>
      <text:p text:style-name="P14">(insira sua resposta aqui)</text:p>
      <text:p text:style-name="P14"/>
      <text:p text:style-name="P22"><text:span text:style-name="T12">3.5) </text:span><text:span text:style-name="T13">Quando você executou seu programa utilizando o comando “</text:span><text:span text:style-name="T9">$./a.out 20 0</text:span><text:span text:style-name="T13">”, </text:span><text:span text:style-name="T12">se uma das threads executasse uma entrada/saída (consequentemente indo para o estado suspensa), as outras continuariam executando?</text:span></text:p>
      <text:p text:style-name="P23"><text:span text:style-name="T6">Resposta </text:span><text:span text:style-name="T7">3.</text:span><text:span text:style-name="T8">5</text:span></text:p>
      <text:p text:style-name="P33">(insira sua resposta aqui)</text:p>
      <text:p text:style-name="P32"/>
      <text:p text:style-name="P34">Agora vai um desafio ;)</text:p>
      <text:p text:style-name="P32">3.6) Suponha que:</text:p>
      <text:p text:style-name="P32">i) seu computador tenha apenas 1 núcleo de processamento;</text:p>
      <text:p text:style-name="P32">ii) você executou o programa calculo_pi.c utilizando apenas 1 thread para calcular o valor pi;</text:p>
      <text:p text:style-name="P22"><text:span text:style-name="T12">Nas condições i e ii acima, o tempo de execução foi de </text:span><text:span text:style-name="T14">75</text:span><text:span text:style-name="T12"> segundos.</text:span></text:p>
      <text:p text:style-name="P24"><text:span text:style-name="T15">Agora suponha que você alterou o número de threads para 50</text:span><text:span text:style-name="T14">0</text:span><text:span text:style-name="T15"> e o tempo de execução caiu para </text:span><text:span text:style-name="T14">15</text:span><text:span text:style-name="T15"> segundos. Observe que, </text:span><text:span text:style-name="T22">a princípio</text:span><text:span text:style-name="T15">, se você só tem apenas 1 núcleo então </text:span><text:span text:style-name="T16">aumentar o número de threads não alteraria no tempo de execução.</text:span><text:span text:style-name="T15"> Porém, existe uma situação em que </text:span><text:span text:style-name="T16">o temp</text:span><text:span text:style-name="T17">o</text:span><text:span text:style-name="T16"> cairia mesmo com 1 núcleo de processamento. </text:span><text:span text:style-name="T17">Apresente uma situação em que isso poderia ocorrer. </text:span><text:span text:style-name="T18">Sua resposta deve estar dentro do contexto da materia de Sistemas Operacionais. </text:span><text:span text:style-name="T19">A resposta tem haver com a operação de um dos módulos do SO. </text:span></text:p>
      <text:p text:style-name="P23"><text:span text:style-name="T6">Resposta </text:span><text:span text:style-name="T7">3.</text:span><text:span text:style-name="T8">6</text:span></text:p>
      <text:p text:style-name="P33">(insira sua resposta aqui)</text:p>
      <text:p text:style-name="P1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07:44:13.602055363</meta:creation-date>
    <dc:date>2020-09-03T10:49:01.131814059</dc:date>
    <meta:editing-duration>PT52M43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3" meta:paragraph-count="63" meta:word-count="813" meta:character-count="4936" meta:non-whitespace-character-count="4168"/>
  </office:meta>
</office:document-meta>
</file>